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a2dc" officeooo:paragraph-rsid="000aa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ies jedno zdanie, cokolwiek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2:47:29.854177207</meta:creation-date>
    <dc:date>2019-11-16T13:58:36.142259566</dc:date>
    <meta:editing-duration>PT1M27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" meta:word-count="4" meta:character-count="31" meta:non-whitespace-character-count="28"/>
  </office:meta>
</office:document-meta>
</file>